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99" draw:opacity="50%" draw:textarea-horizontal-align="justify" draw:textarea-vertical-align="middle" draw:auto-grow-height="false" fo:min-height="0cm" fo:min-width="0cm" draw:shadow-opacity="50%"/>
    </style:style>
    <style:style style:name="gr4" style:family="graphic" style:parent-style-name="standard">
      <style:graphic-properties draw:fill-color="#ffcc99" draw:opacity="50%" draw:textarea-horizontal-align="justify" draw:textarea-vertical-align="middle" draw:auto-grow-height="false" fo:min-height="0cm" fo:min-width="0cm" draw:shadow-opacity="50%"/>
    </style:style>
    <style:style style:name="gr5" style:family="graphic" style:parent-style-name="standard">
      <style:graphic-properties draw:fill-color="#7da647" draw:opacity="50%" draw:textarea-horizontal-align="justify" draw:textarea-vertical-align="middle" draw:auto-grow-height="false" fo:min-height="0cm" fo:min-width="0cm" draw:shadow-opacity="50%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2.319cm" svg:height="10.033cm" svg:x="3.159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429cm" svg:height="3.429cm" svg:x="3.413cm" svg:y="8.112cm">
          <text:p text:style-name="P1">Usu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715cm" svg:height="8.89cm" svg:x="9.001cm" svg:y="5.44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Sistema Exper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318cm" svg:height="2.794cm" svg:x="9.763cm" svg:y="6.08cm">
          <text:p text:style-name="P1">Base</text:p>
          <text:p text:style-name="P1">De</text:p>
          <text:p text:style-name="P1">Conocimi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318cm" svg:height="2.794cm" svg:x="9.763cm" svg:y="9.509cm">
          <text:p text:style-name="P1">Motor </text:p>
          <text:p text:style-name="P1">De</text:p>
          <text:p text:style-name="P1">Inferenci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842cm" svg:y1="9.826cm" svg:x2="9.001cm" svg:y2="9.89cm" draw:start-shape="id1" draw:start-glue-point="1" draw:end-shape="id2" draw:end-glue-point="3" svg:d="m6842 9826 2159 6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a Vidal</meta:initial-creator>
    <meta:creation-date>2012-04-25T19:25:57</meta:creation-date>
    <dc:date>2012-04-25T19:33:28</dc:date>
    <dc:creator>Erica Vidal</dc:creator>
    <meta:editing-duration>PT7M34S</meta:editing-duration>
    <meta:editing-cycles>1</meta:editing-cycles>
    <meta:document-statistic meta:object-count="6"/>
    <meta:generator>LibreOffice/3.4$Unix LibreOffice_project/340m1$Build-402</meta:generator>
  </office:meta>
</office:document-meta>
</file>